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3D0000039A574C6044DEF3910C.png" manifest:media-type="image/png"/>
  <manifest:file-entry manifest:full-path="Pictures/100000000000073D0000039A1F490BDC57DA3B08.png" manifest:media-type="image/png"/>
  <manifest:file-entry manifest:full-path="Pictures/100000000000073D0000039AC57CCF1B5143406E.png" manifest:media-type="image/png"/>
  <manifest:file-entry manifest:full-path="Pictures/100000000000073D0000039A3B24979864E18297.png" manifest:media-type="image/png"/>
  <manifest:file-entry manifest:full-path="Pictures/100000000000073D0000039A79BA58A0CE8A9F2B.png" manifest:media-type="image/png"/>
  <manifest:file-entry manifest:full-path="Pictures/100000000000073D0000039AE1EA0C8BD8A75D92.png" manifest:media-type="image/png"/>
  <manifest:file-entry manifest:full-path="Pictures/100000000000073D0000039A46048510C2A2EAC3.png" manifest:media-type="image/png"/>
  <manifest:file-entry manifest:full-path="Pictures/100000000000073D0000039AE4EFDEDA0E20858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874cm, 0cm, 14.858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6.055cm, 0cm, 15.058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6.328cm, 0cm, 15.293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966cm, 0cm, 15.655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368cm, 0cm, 15.745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74cm, 0cm, 16.135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568cm, 0cm, 15.926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6.243cm, 0cm, 15.50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287cm" svg:height="24.39cm" svg:x="1.206cm" svg:y="1.248cm">
          <draw:image xlink:href="Pictures/100000000000073D0000039A79BA58A0CE8A9F2B.png" xlink:type="simple" xlink:show="embed" xlink:actuate="onLoad">
            <text:p/>
          </draw:image>
        </draw:frame>
        <draw:frame draw:style-name="gr2" draw:text-style-name="P1" draw:layer="layout" svg:width="17.906cm" svg:height="24.39cm" svg:x="21.447cm" svg:y="1.248cm">
          <draw:image xlink:href="Pictures/100000000000073D0000039AC57CCF1B5143406E.png" xlink:type="simple" xlink:show="embed" xlink:actuate="onLoad">
            <text:p/>
          </draw:image>
        </draw:frame>
        <draw:frame draw:style-name="gr3" draw:text-style-name="P1" draw:layer="layout" svg:width="17.398cm" svg:height="24.39cm" svg:x="41.767cm" svg:y="1.381cm">
          <draw:image xlink:href="Pictures/100000000000073D0000039AE1EA0C8BD8A75D92.png" xlink:type="simple" xlink:show="embed" xlink:actuate="onLoad">
            <text:p/>
          </draw:image>
        </draw:frame>
        <draw:frame draw:style-name="gr4" draw:text-style-name="P1" draw:layer="layout" svg:width="17.398cm" svg:height="24.39cm" svg:x="61.961cm" svg:y="1.381cm">
          <draw:image xlink:href="Pictures/100000000000073D0000039A3B24979864E18297.png" xlink:type="simple" xlink:show="embed" xlink:actuate="onLoad">
            <text:p/>
          </draw:image>
        </draw:frame>
        <draw:frame draw:style-name="gr5" draw:text-style-name="P1" draw:layer="layout" svg:width="17.906cm" svg:height="24.39cm" svg:x="1.255cm" svg:y="28.559cm">
          <draw:image xlink:href="Pictures/100000000000073D0000039A46048510C2A2EAC3.png" xlink:type="simple" xlink:show="embed" xlink:actuate="onLoad">
            <text:p/>
          </draw:image>
        </draw:frame>
        <draw:frame draw:style-name="gr6" draw:text-style-name="P1" draw:layer="layout" svg:width="17.144cm" svg:height="24.39cm" svg:x="22.49cm" svg:y="28.672cm">
          <draw:image xlink:href="Pictures/100000000000073D0000039AE4EFDEDA0E208584.png" xlink:type="simple" xlink:show="embed" xlink:actuate="onLoad">
            <text:p/>
          </draw:image>
        </draw:frame>
        <draw:frame draw:style-name="gr7" draw:text-style-name="P1" draw:layer="layout" svg:width="17.525cm" svg:height="24.39cm" svg:x="42.784cm" svg:y="28.556cm">
          <draw:image xlink:href="Pictures/100000000000073D0000039A1F490BDC57DA3B08.png" xlink:type="simple" xlink:show="embed" xlink:actuate="onLoad">
            <text:p/>
          </draw:image>
        </draw:frame>
        <draw:frame draw:style-name="gr8" draw:text-style-name="P1" draw:layer="layout" svg:width="17.271cm" svg:height="24.39cm" svg:x="62.141cm" svg:y="28.681cm">
          <draw:image xlink:href="Pictures/100000000000073D0000039A574C6044DEF3910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09:47:01.610943914</meta:creation-date>
    <dc:date>2019-04-07T09:57:52.387650254</dc:date>
    <meta:editing-duration>PT10M50S</meta:editing-duration>
    <meta:editing-cycles>2</meta:editing-cycles>
    <meta:generator>LibreOffice/6.0.7.3$Linux_X86_64 LibreOffice_project/00m0$Build-3</meta:generator>
    <meta:document-statistic meta:object-count="8"/>
  </office:meta>
</office:document-meta>
</file>